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73322" officeooo:paragraph-rsid="001733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1T10:50:30.720126879</dc:date>
    <meta:editing-duration>PT1M3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3.4.2$Linux_X86_64 LibreOffice_project/30$Build-2</meta:generator>
  </office:meta>
</office:document-meta>
</file>